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left" draw:textarea-vertical-align="middle" draw:fit-to-size="shrink-to-fi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3.5cm" svg:height="12.5cm" svg:x="1.1cm" svg:y="9.2cm">
          <text:p text:style-name="P1">Class: J3DScene</text:p>
          <text:p text:style-name="P1"/>
          <text:p text:style-name="P1"/>
          <text:p text:style-name="P1">+ J3DScene()</text:p>
          <text:p text:style-name="P1">+ getCanvas()</text:p>
          <text:p text:style-name="P1">+ <text:span text:style-name="T1">createJ3DSceneInFrame</text:span>()</text:p>
          <text:p text:style-name="P1"/>
          <text:p text:style-name="P1">+ addShape(Shape s, Color c)</text:p>
          <text:p text:style-name="P1">+ removeShape(Shape s)</text:p>
          <text:p text:style-name="P1">+ removeAllShapes()</text:p>
          <text:p text:style-name="P1"/>
          <text:p text:style-name="P1">+ centerCamera()</text:p>
          <text:p text:style-name="P1">+ toggleRotation()</text:p>
          <text:p text:style-name="P1">+ setParallelProjection(boolean enabled)</text:p>
          <text:p text:style-name="P1">+ repaint()</text:p>
        </draw:rect>
        <draw:rect draw:style-name="gr1" draw:text-style-name="P1" draw:id="id2" draw:layer="layout" svg:width="8.5cm" svg:height="3.5cm" svg:x="12.2cm" svg:y="1.1cm">
          <text:p text:style-name="P1">Interface: Shape</text:p>
          <text:p text:style-name="P1"/>
          <text:p text:style-name="P1">+ getCenter() : Vector</text:p>
        </draw:rect>
        <draw:connector draw:style-name="gr2" draw:text-style-name="P2" draw:layer="layout" svg:x1="17.7cm" svg:y1="7.25cm" svg:x2="16.45cm" svg:y2="4.6cm" draw:start-shape="id1" draw:start-glue-point="3" draw:end-shape="id2" draw:end-glue-point="2" svg:d="m17700 7250h-1250v-2650">
          <text:p/>
        </draw:connector>
        <draw:connector draw:style-name="gr2" draw:text-style-name="P2" draw:layer="layout" svg:x1="17.7cm" svg:y1="11.25cm" svg:x2="16.45cm" svg:y2="4.6cm" draw:start-shape="id3" draw:start-glue-point="3" draw:end-shape="id2" draw:end-glue-point="2" svg:d="m17700 11250h-1250v-6650">
          <text:p/>
        </draw:connector>
        <draw:connector draw:style-name="gr2" draw:text-style-name="P2" draw:layer="layout" svg:x1="17.7cm" svg:y1="15.25cm" svg:x2="16.45cm" svg:y2="4.6cm" draw:start-shape="id4" draw:start-glue-point="3" draw:end-shape="id2" draw:end-glue-point="2" svg:d="m17700 15250h-1250v-10650">
          <text:p/>
        </draw:connector>
        <draw:connector draw:style-name="gr2" draw:text-style-name="P2" draw:layer="layout" svg:x1="17.7cm" svg:y1="19.25cm" svg:x2="16.45cm" svg:y2="4.6cm" draw:start-shape="id5" draw:start-glue-point="3" draw:end-shape="id2" draw:end-glue-point="2" svg:d="m17700 19250h-1250v-14650">
          <text:p/>
        </draw:connector>
        <draw:connector draw:style-name="gr2" draw:text-style-name="P2" draw:layer="layout" svg:x1="17.7cm" svg:y1="23.25cm" svg:x2="16.45cm" svg:y2="4.6cm" draw:start-shape="id6" draw:start-glue-point="3" draw:end-shape="id2" draw:end-glue-point="2" svg:d="m17700 23250h-1250v-18650">
          <text:p/>
        </draw:connector>
        <draw:connector draw:style-name="gr2" draw:text-style-name="P2" draw:layer="layout" svg:x1="17.7cm" svg:y1="27.25cm" svg:x2="16.45cm" svg:y2="4.6cm" draw:start-shape="id7" draw:start-glue-point="3" draw:end-shape="id2" draw:end-glue-point="2" svg:d="m17700 27250h-1250v-22650">
          <text:p/>
        </draw:connector>
        <draw:connector draw:style-name="gr2" draw:text-style-name="P2" draw:layer="layout" svg:x1="17.7cm" svg:y1="31.25cm" svg:x2="16.45cm" svg:y2="4.6cm" draw:start-shape="id8" draw:start-glue-point="3" draw:end-shape="id2" draw:end-glue-point="2" svg:d="m17700 31250h-1250v-26650">
          <text:p/>
        </draw:connector>
        <draw:rect draw:style-name="gr3" draw:text-style-name="P1" draw:id="id1" draw:layer="layout" svg:width="16.5cm" svg:height="3.5cm" svg:x="17.7cm" svg:y="5.5cm">
          <text:p text:style-name="P1">Class: Triangle</text:p>
          <text:p text:style-name="P1"/>
          <text:p text:style-name="P1">+ Triangle(Vector p1, Vector p2, Vector p3)</text:p>
        </draw:rect>
        <draw:rect draw:style-name="gr3" draw:text-style-name="P1" draw:id="id5" draw:layer="layout" svg:width="16.5cm" svg:height="3.5cm" svg:x="17.7cm" svg:y="17.5cm">
          <text:p text:style-name="P1">Class: Sphere</text:p>
          <text:p text:style-name="P1"/>
          <text:p text:style-name="P1">+ Sphere(Vector center, float radius)</text:p>
        </draw:rect>
        <draw:rect draw:style-name="gr3" draw:text-style-name="P1" draw:id="id4" draw:layer="layout" svg:width="16.5cm" svg:height="3.5cm" svg:x="17.7cm" svg:y="13.5cm">
          <text:p text:style-name="P1">Class: Box</text:p>
          <text:p text:style-name="P1"/>
          <text:p text:style-name="P1">+ Box(Vector corner, Vector[] bases, float[] extents)</text:p>
        </draw:rect>
        <draw:rect draw:style-name="gr3" draw:text-style-name="P1" draw:id="id6" draw:layer="layout" svg:width="16.5cm" svg:height="3.5cm" svg:x="17.7cm" svg:y="21.5cm">
          <text:p text:style-name="P1">Class: Cylinder</text:p>
          <text:p text:style-name="P1"/>
          <text:p text:style-name="P1">+ Cylinder(Vector p1, Vector p2, float radius)</text:p>
        </draw:rect>
        <draw:rect draw:style-name="gr3" draw:text-style-name="P1" draw:id="id7" draw:layer="layout" svg:width="16.5cm" svg:height="3.5cm" svg:x="17.7cm" svg:y="25.5cm">
          <text:p text:style-name="P1">Class: Capsule</text:p>
          <text:p text:style-name="P1"/>
          <text:p text:style-name="P1">+ Capsule(Vector p1, Vector p2, float radius)</text:p>
        </draw:rect>
        <draw:rect draw:style-name="gr3" draw:text-style-name="P1" draw:id="id8" draw:layer="layout" svg:width="16.5cm" svg:height="3.5cm" svg:x="17.7cm" svg:y="29.5cm">
          <text:p text:style-name="P1">Class: TextShape</text:p>
          <text:p text:style-name="P1"/>
          <text:p text:style-name="P1">+ TextShape(String s, Vector pos, float height)</text:p>
        </draw:rect>
        <draw:rect draw:style-name="gr3" draw:text-style-name="P1" draw:id="id3" draw:layer="layout" svg:width="16.5cm" svg:height="3.5cm" svg:x="17.7cm" svg:y="9.5cm">
          <text:p text:style-name="P1">Class: Tetrahedron</text:p>
          <text:p text:style-name="P1"/>
          <text:p text:style-name="P1">+ Tetrahedron(Vector p1, Vector p2, Vector p3, Vector p4)</text:p>
        </draw:rect>
        <draw:rect draw:style-name="gr3" draw:text-style-name="P1" draw:layer="layout" svg:width="13.4cm" svg:height="4cm" svg:x="1.1cm" svg:y="24.5cm">
          <text:p text:style-name="P1">Class: Vector</text:p>
          <text:p text:style-name="P1"/>
          <text:p text:style-name="P1">+ Vector(float x, float y, float z)</text:p>
          <text:p text:style-name="P1">+ Vector(double x, double y, double z)</text:p>
          <text:p text:style-name="P1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visible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27cm" fo:margin-left="1cm" fo:margin-right="0.259cm" fo:page-width="36cm" fo:page-height="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16T17:24:49</meta:creation-date>
    <dc:date>2010-01-22T10:55:14</dc:date>
    <meta:editing-duration>PT00H14M24S</meta:editing-duration>
    <meta:editing-cycles>4</meta:editing-cycles>
    <meta:generator>NeoOffice/3.0$Unix OpenOffice.org_project/Patch 7</meta:gener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